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015000000150000001494DDC9C9.gif"/>
  <manifest:file-entry manifest:media-type="image/gif" manifest:full-path="Pictures/10000000000001570000003BB06A4482.g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office:forms form:automatic-focus="false" form:apply-design-mode="false"/>
        <draw:g>
          <draw:frame draw:style-name="gr1" draw:text-style-name="P1" draw:layer="layout" svg:width="9.074cm" svg:height="1.56cm" svg:x="6.235cm" svg:y="13.583cm">
            <draw:image xlink:href="Pictures/10000000000001570000003BB06A4482.gif" xlink:type="simple" xlink:show="embed" xlink:actuate="onLoad">
              <text:p/>
            </draw:image>
          </draw:frame>
          <draw:frame draw:style-name="gr1" draw:text-style-name="P1" draw:layer="layout" svg:width="0.555cm" svg:height="0.528cm" svg:x="7.316cm" svg:y="13.97cm">
            <draw:image xlink:href="Pictures/10000015000000150000001494DDC9C9.gif" xlink:type="simple" xlink:show="embed" xlink:actuate="onLoad">
              <text:p/>
            </draw:image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zh" style:country-asian="CN" style:font-family-complex="lucidasans" style:font-family-generic-complex="system" style:font-pitch-complex="variable" style:font-size-complex="24pt" style:language-complex="he" style:country-complex="IL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方正宋体" style:font-family-generic-asian="system" style:font-pitch-asian="variable" style:font-size-asian="18pt" style:font-style-asian="normal" style:font-weight-asian="normal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180$Build-9056</meta:generator>
    <meta:initial-creator>G. Roderick Singleton</meta:initial-creator>
    <meta:creation-date>2006-08-17T22:01:33</meta:creation-date>
    <dc:creator>G. Roderick Singleton</dc:creator>
    <dc:date>2006-08-17T22:32:10</dc:date>
    <dc:language>en-US</dc:language>
    <meta:editing-cycles>2</meta:editing-cycles>
    <meta:editing-duration>PT20M37S</meta:editing-duration>
    <meta:user-defined meta:name="Info 1"/>
    <meta:user-defined meta:name="Info 2"/>
    <meta:user-defined meta:name="Info 3"/>
    <meta:user-defined meta:name="Info 4"/>
    <meta:document-statistic meta:object-count="3"/>
  </office:meta>
</office:document-meta>
</file>